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Length.mm</text:p>
          </table:table-cell>
          <table:table-cell office:value-type="string">
            <text:p>age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3">
            <text:p>3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.5">
            <text:p>1,5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table:number-columns-repeated="2"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1">
            <text:p>3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1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.3">
            <text:p>1,3</text:p>
          </table:table-cell>
          <table:table-cell office:value-type="float" office:value="0.6">
            <text:p>0,6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3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4.2">
            <text:p>4,2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6">
            <text:p>1,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oreliy</text:p>
          </table:table-cell>
          <table:table-cell office:value-type="string">
            <text:p>mg23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  <table:table-cell office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.00.0000</text:date>, <text:time style:data-style-name="N2" text:time-value="0000-00-00T13:11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6-18T11:53:00</meta:creation-date>
    <dc:date>2013-11-21T13:32:44</dc:date>
    <dc:creator>Sophia Nazarova</dc:creator>
    <meta:editing-duration>PT2H48M29S</meta:editing-duration>
    <meta:editing-cycles>41</meta:editing-cycles>
    <meta:generator>LibreOffice/3.6$Linux_X86_64 LibreOffice_project/360m1$Build-2</meta:generator>
    <meta:document-statistic meta:table-count="1" meta:cell-count="2024" meta:object-count="0"/>
  </office:meta>
</office:document-meta>
</file>